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erif" svg:font-family="'DejaVu Serif'"/>
    <style:font-face style:name="OpenSymbol" svg:font-family="OpenSymbol"/>
    <style:font-face style:name="Tahoma1" svg:font-family="Tahoma"/>
    <style:font-face style:name="DejaVu Sans Mono" svg:font-family="'DejaVu Sans Mono'" style:font-family-generic="modern" style:font-pitch="fixed"/>
    <style:font-face style:name="Nimbus Roman No9 L1" svg:font-family="'Nimbus Roman No9 L'" style:font-family-generic="roman" style:font-pitch="variable"/>
    <style:font-face style:name="Nimbus Roman No9 L" svg:font-family="'Nimbus Roman No9 L'" style:font-adornments="Regular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a1" style:family="table">
      <style:table-properties style:width="13.201cm" table:align="margins"/>
    </style:style>
    <style:style style:name="Tabela1.A" style:family="table-column">
      <style:table-column-properties style:column-width="11.733cm" style:rel-column-width="58251*"/>
    </style:style>
    <style:style style:name="Tabela1.B" style:family="table-column">
      <style:table-column-properties style:column-width="1.468cm" style:rel-column-width="7284*"/>
    </style:style>
    <style:style style:name="Tabela1.A1" style:family="table-cell">
      <style:table-cell-properties style:vertical-align="middle" fo:padding="0.097cm" fo:border="none"/>
    </style:style>
    <style:style style:name="P1" style:family="paragraph" style:parent-style-name="Header">
      <style:paragraph-properties fo:line-height="100%"/>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left="0cm" fo:margin-right="0cm" fo:text-align="center" style:justify-single-word="false" fo:text-indent="0cm" style:auto-text-indent="false"/>
    </style:style>
    <style:style style:name="P4" style:family="paragraph" style:parent-style-name="Heading_20_1" style:master-page-name="First_20_Page">
      <style:paragraph-properties style:page-number="auto"/>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s>
      <text:h text:style-name="P4" text:outline-level="1"><text:line-break/>Dodatki</text:h>
      <text:h text:style-name="Heading_20_2" text:outline-level="2">Przykładowa strona z dodatkami</text:h>
      <text:p text:style-name="Text_20_body"/>
      <text:p text:style-name="Text_20_body">Curabitur dui tellus, aliquam sit amet imperdiet eu, condimentum sit amet libero. Sed mollis turpis dolor, id consequat lorem. Maecenas sit amet urna eros. Praesent egestas egestas felis ut dignissim. Morbi posuere quam quam, eget lacinia libero. Morbi non urna tellus, vitae sagittis sem. Vestibulum ante ipsum primis in faucibus orci luctus et ultrices posuere cubilia Curae; Donec sed lectus velit, ut pretium ante. Etiam quis erat felis. Proin in nulla id libero commodo egestas ut a lacus. In elementum massa libero. Sed molestie enim sagittis lacus commodo commodo. </text:p>
      <table:table table:name="Tabela1" table:style-name="Tabela1">
        <table:table-column table:style-name="Tabela1.A"/>
        <table:table-column table:style-name="Tabela1.B"/>
        <table:table-header-rows>
          <table:table-row>
            <table:table-cell table:style-name="Tabela1.A1" office:value-type="string">
              <text:p text:style-name="P3"><text:line-break/><draw:frame draw:style-name="fr1" draw:name="Objekt4" text:anchor-type="as-char" svg:width="5.8cm" svg:height="1.178cm" draw:z-index="0"><draw:object xlink:href="./Object 1" xlink:type="simple" xlink:show="embed" xlink:actuate="onLoad"/><draw:image xlink:href="./ObjectReplacements/Object 1" xlink:type="simple" xlink:show="embed" xlink:actuate="onLoad"/></draw:frame><text:line-break/></text:p>
            </table:table-cell>
            <table:table-cell table:style-name="Tabela1.A1" office:value-type="string">
              <text:p text:style-name="P2">(<text:sequence text:ref-name="refText0" text:name="Text" text:formula="ooow:Text+1" style:num-format="1">1.1</text:sequence>)</text:p>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erif" svg:font-family="'DejaVu Serif'"/>
    <style:font-face style:name="OpenSymbol" svg:font-family="OpenSymbol"/>
    <style:font-face style:name="Tahoma1" svg:font-family="Tahoma"/>
    <style:font-face style:name="DejaVu Sans Mono" svg:font-family="'DejaVu Sans Mono'" style:font-family-generic="modern" style:font-pitch="fixed"/>
    <style:font-face style:name="Nimbus Roman No9 L1" svg:font-family="'Nimbus Roman No9 L'" style:font-family-generic="roman" style:font-pitch="variable"/>
    <style:font-face style:name="Nimbus Roman No9 L" svg:font-family="'Nimbus Roman No9 L'" style:font-adornments="Regular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text-properties style:font-name="Nimbus Roman No9 L" style:font-size-asian="10.5pt"/>
    </style:style>
    <style:style style:name="Header" style:family="paragraph" style:parent-style-name="Standard" style:next-style-name="Text_20_body" style:default-outline-level="" style:class="extra" style:master-page-name="">
      <style:paragraph-properties fo:margin-top="0.423cm" fo:margin-bottom="0.212cm" fo:text-align="justify" style:justify-single-word="false" style:page-number="auto" fo:padding="0.049cm" fo:border-left="none" fo:border-right="none" fo:border-top="none" fo:border-bottom="0.002cm solid #000000" style:shadow="none" fo:keep-with-next="always"/>
      <style:text-properties style:font-name="Nimbus Roman No9 L" fo:font-size="12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0.651cm" fo:text-align="justify" style:justify-single-word="false" fo:orphans="2" fo:widows="2" fo:hyphenation-ladder-count="no-limit" fo:text-indent="0.499cm" style:auto-text-indent="false" style:page-number="auto"/>
      <style:text-properties style:font-size-asian="10.5pt" fo:hyphenate="true" fo:hyphenation-remain-char-count="2" fo:hyphenation-push-char-count="2"/>
    </style:style>
    <style:style style:name="List" style:family="paragraph" style:parent-style-name="Text_20_body" style:class="list">
      <style:text-properties style:font-name="DejaVu Serif" style:font-size-asian="12pt" style:font-name-complex="Tahoma1"/>
    </style:style>
    <style:style style:name="Caption" style:family="paragraph" style:parent-style-name="Standard" style:default-outline-level="1" style:list-style-name="" style:class="extra" style:master-page-name="">
      <style:paragraph-properties fo:margin-top="0.212cm" fo:margin-bottom="0.212cm" fo:text-align="center" style:justify-single-word="false" fo:hyphenation-ladder-count="no-limit" style:page-number="auto" text:number-lines="true" text:line-number="0"/>
      <style:text-properties style:font-name="Nimbus Roman No9 L" fo:font-size="11pt" fo:font-style="normal" style:font-size-asian="12pt" style:font-style-asian="italic" style:font-weight-asian="normal" style:font-name-complex="Tahoma1" style:font-size-complex="12pt" style:font-style-complex="italic" fo:hyphenate="true" fo:hyphenation-remain-char-count="2" fo:hyphenation-push-char-count="2"/>
    </style:style>
    <style:style style:name="Index" style:family="paragraph" style:parent-style-name="Standard" style:class="index">
      <style:paragraph-properties text:number-lines="false" text:line-number="0"/>
      <style:text-properties style:font-name="DejaVu Serif" style:font-size-asian="12pt" style:font-name-complex="Tahoma1"/>
    </style:style>
    <style:style style:name="Heading_20_1" style:display-name="Heading 1" style:family="paragraph" style:next-style-name="Text_20_body" style:default-outline-level="1" style:class="text" style:master-page-name="">
      <style:paragraph-properties fo:margin-left="0cm" fo:margin-right="0cm" fo:margin-top="4.001cm" fo:margin-bottom="0.21cm" fo:line-height="200%" fo:text-indent="0cm" style:auto-text-indent="false" style:page-number="auto" fo:break-before="page" fo:background-color="transparent" style:shadow="none">
        <style:tab-stops/>
        <style:background-image/>
      </style:paragraph-properties>
      <style:text-properties style:font-name="Nimbus Roman No9 L" fo:font-size="24pt" fo:font-weight="normal"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master-page-name="">
      <style:paragraph-properties fo:margin-top="0.7cm" fo:margin-bottom="0.21cm" style:page-number="auto"/>
      <style:text-properties style:font-name="Nimbus Roman No9 L" fo:font-size="18pt" fo:font-style="normal" fo:font-weight="normal" style:font-size-asian="14pt" style:font-style-asian="italic" style:font-weight-asian="normal" style:font-size-complex="14pt" style:font-style-complex="italic" style:font-weight-complex="bold"/>
    </style:style>
    <style:style style:name="Numbering_20_1" style:display-name="Numbering 1" style:family="paragraph" style:parent-style-name="Heading_20_1" style:auto-update="true" style:default-outline-level="" style:list-style-name="" style:class="list">
      <style:paragraph-properties fo:margin-left="0.635cm" fo:margin-right="0cm" fo:margin-top="0cm" fo:margin-bottom="0.212cm" fo:text-indent="-0.635cm" style:auto-text-indent="false"/>
    </style:style>
    <style:style style:name="Numbering_20_2" style:display-name="Numbering 2" style:family="paragraph" style:parent-style-name="Heading_20_2" style:auto-update="true" style:default-outline-level="" style:list-style-name="Numbering_20_2" style:class="list">
      <style:paragraph-properties fo:margin-top="0cm" fo:margin-bottom="0.212cm"/>
      <style:text-properties style:font-name="Nimbus Roman No9 L" fo:font-size="18pt" style:font-weight-asian="normal"/>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Nimbus Roman No9 L"/>
    </style:style>
    <style:style style:name="Contents_20_Heading" style:display-name="Contents Heading" style:family="paragraph" style:class="index">
      <style:paragraph-properties fo:margin-left="0cm" fo:margin-right="0cm" fo:margin-top="2cm" fo:margin-bottom="1.499cm" fo:text-indent="0cm" style:auto-text-indent="false" text:number-lines="false" text:line-number="0"/>
      <style:text-properties style:font-name="Nimbus Roman No9 L"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imbus Roman No9 L"/>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size-asian="10.5pt"/>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Nagłówek_20_1D" style:display-name="Nagłówek 1D" style:family="paragraph" style:parent-style-name="Heading_20_1" style:next-style-name="Text_20_body" style:auto-update="true" style:default-outline-level="1" style:list-style-name="Numbering_20_3">
      <style:paragraph-properties fo:margin-left="0cm" fo:margin-right="0cm" fo:text-indent="0cm" style:auto-text-indent="false"/>
    </style:style>
    <style:style style:name="Nagłówek_20_2D" style:display-name="Nagłówek 2D" style:family="paragraph" style:parent-style-name="Heading_20_2" style:next-style-name="Text_20_body" style:auto-update="true" style:default-outline-level="" style:list-style-name="" style:master-page-name="">
      <style:paragraph-properties style:page-number="auto"/>
      <style:text-properties style:font-weight-asian="normal"/>
    </style:style>
    <style:style style:name="Numbering_20_3" style:display-name="Numbering 3" style:family="paragraph" style:parent-style-name="Nagłówek_20_2D" style:default-outline-level="" style:list-style-name="" style:class="list">
      <style:paragraph-properties fo:margin-top="0cm" fo:margin-bottom="0.212cm"/>
    </style:style>
    <style:style style:name="Numbering_20_4" style:display-name="Numbering 4" style:family="paragraph" style:parent-style-name="List" style:default-outline-level="2" style:list-style-name="" style:class="list" style:master-page-name="">
      <style:paragraph-properties fo:margin-left="1.91cm" fo:margin-right="0cm" fo:margin-top="0cm" fo:margin-bottom="0.212cm" fo:text-indent="-0.64cm" style:auto-text-indent="false" style:page-number="auto" fo:background-color="transparent" style:shadow="none">
        <style:tab-stops/>
        <style:background-image/>
      </style:paragraph-properties>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able_20_Contents" style:display-name="Table Contents" style:family="paragraph" style:parent-style-name="Text_20_body" style:class="extra">
      <style:paragraph-properties fo:margin-left="0cm" fo:margin-right="0cm" fo:text-align="justify" style:justify-single-word="true" style:register-true="false" fo:text-indent="0.3cm" style:auto-text-indent="false"/>
    </style:style>
    <style:style style:name="Numbering_20_Symbols" style:display-name="Numbering Symbols" style:family="text">
      <style:text-properties style:font-name="Nimbus Roman No9 L1" fo:font-size="24pt" style:font-size-asian="21pt" style:font-size-complex="24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auto-update="true">
      <style:graphic-properties text:anchor-type="as-char" svg:y="0cm" fo:margin-left="0.201cm" fo:margin-right="0.201cm" style:wrap="parallel" style:number-wrapped-paragraphs="no-limit" style:wrap-contour="false" style:vertical-pos="middle" style:vertical-rel="tex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 Rozdział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prefix="Dodatek "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style:num-format="1"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Dodatek "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Dodatek "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Dodatek "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Dodatek "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Dodatek "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Dodatek "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Dodatek "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Dodatek "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line-height="1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5.6cm" fo:margin-left="4.8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3cm" fo:margin-bottom="5.6cm" fo:margin-left="4.8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2cm" fo:margin-bottom="4.001cm" fo:margin-left="4.8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Dyplom-tresc" style:page-layout-name="Mpm2">
      <style:header>
        <text:p text:style-name="MP1"><text:chapter text:display="number-and-name" text:outline-level="2"/></text:p>
      </style:header>
    </style:master-page>
    <style:master-page style:name="Bez_20_tytułu1" style:display-name="Bez tytułu1" style:page-layout-name="Mpm1"/>
    <style:master-page style:name="Dyplom-pocz" style:page-layout-name="Mpm3"/>
    <style:master-page style:name="First_20_Page" style:display-name="First Page" style:page-layout-name="Mpm4" style:next-style-name="Dyplom-tresc"/>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nusz Marzec</meta:initial-creator>
    <meta:creation-date>2010-06-20T10:46:20</meta:creation-date>
    <dc:date>2010-06-25T10:46:42</dc:date>
    <dc:creator>Janusz Marzec</dc:creator>
    <meta:editing-duration>PT09H33M55S</meta:editing-duration>
    <meta:editing-cycles>32</meta:editing-cycles>
    <meta:generator>OpenOffice.org/3.1$Linux OpenOffice.org_project/310m19$Build-9420</meta:generator>
    <meta:printed-by>Janusz Marzec</meta:printed-by>
    <meta:print-date>2010-06-20T12:08:48</meta:print-date>
    <meta:document-statistic meta:table-count="1" meta:image-count="0" meta:object-count="1" meta:page-count="1" meta:paragraph-count="6" meta:word-count="98" meta:character-count="636"/>
  </office:meta>
</office:document-meta>
</file>

<file path=Object 1/content.xml><?xml version="1.0" encoding="utf-8"?>
<!DOCTYPE math  PUBLIC '-//OpenOffice.org//DTD Modified W3C MathML 1.01//EN'  'math.dtd'>
<math:math xmlns:math="http://www.w3.org/1998/Math/MathML">
  <math:semantics>
    <math:mrow>
      <math:mi>Z</math:mi>
      <math:mo math:stretchy="false">=</math:mo>
      <math:mrow>
        <math:mfenced math:open="" math:close="">
          <math:mrow>
            <math:mrow>
              <math:mo math:stretchy="false">(</math:mo>
              <math:mrow>
                <math:mstyle math:fontstyle="normal">
                  <math:mrow>
                    <math:mi math:fontstyle="normal">j</math:mi>
                  </math:mrow>
                </math:mstyle>
                <math:mo math:stretchy="false">ω</math:mo>
                <math:mrow>
                  <math:mi>L</math:mi>
                  <math:mo math:stretchy="false">+</math:mo>
                  <math:mi>R</math:mi>
                </math:mrow>
              </math:mrow>
              <math:mo math:stretchy="false">)</math:mo>
            </math:mrow>
            <math:mo math:stretchy="false">∥</math:mo>
            <math:mfrac>
              <math:mn>1</math:mn>
              <math:mrow>
                <math:mstyle math:fontstyle="normal">
                  <math:mrow>
                    <math:mi math:fontstyle="normal">j</math:mi>
                  </math:mrow>
                </math:mstyle>
                <math:mo math:stretchy="false">ω</math:mo>
                <math:msub>
                  <math:mi>C</math:mi>
                  <math:mn>1</math:mn>
                </math:msub>
              </math:mrow>
            </math:mfrac>
          </math:mrow>
        </math:mfenced>
        <math:mo math:stretchy="false">+</math:mo>
        <math:mfrac>
          <math:mn>1</math:mn>
          <math:mrow>
            <math:mstyle math:fontstyle="normal">
              <math:mrow>
                <math:mi math:fontstyle="normal">j</math:mi>
              </math:mrow>
            </math:mstyle>
            <math:mo math:stretchy="false">ω</math:mo>
            <math:msub>
              <math:mi>C</math:mi>
              <math:mn>2</math:mn>
            </math:msub>
          </math:mrow>
        </math:mfrac>
      </math:mrow>
    </math:mrow>
    <math:annotation math:encoding="StarMath 5.0">Z = left ((nitalic j %omega{L} + R )  %or {1} over {nitalic j %omega{C_{1}}} right )  + {1} over {nitalic j %omega{C_{2}}}</math:annotation>
  </math:semantics>
</math:math>
</file>